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>// function maior (a, b){</text:p>
      <text:p text:style-name="Preformatted_20_Text">// <text:s text:c="4"/>var a= 321, b=2156</text:p>
      <text:p text:style-name="Preformatted_20_Text">// <text:s text:c="4"/>if (a&gt; b){</text:p>
      <text:p text:style-name="Preformatted_20_Text">// <text:s text:c="8"/>return maior</text:p>
      <text:p text:style-name="Preformatted_20_Text">// <text:s text:c="4"/>}</text:p>
      <text:p text:style-name="Preformatted_20_Text">// <text:s text:c="4"/>console.log(maior)</text:p>
      <text:p text:style-name="Preformatted_20_Text">// }</text:p>
      <text:p text:style-name="Preformatted_20_Text"/>
      <text:p text:style-name="Preformatted_20_Text">// function igual (a, b){</text:p>
      <text:p text:style-name="Preformatted_20_Text">// <text:s text:c="4"/>var a= 6, b=6</text:p>
      <text:p text:style-name="Preformatted_20_Text">// <text:s text:c="4"/>if (a===b){</text:p>
      <text:p text:style-name="Preformatted_20_Text">// <text:s text:c="8"/>return igual</text:p>
      <text:p text:style-name="Preformatted_20_Text">// <text:s text:c="4"/>}</text:p>
      <text:p text:style-name="Preformatted_20_Text">// <text:s text:c="4"/>console.log(igual)</text:p>
      <text:p text:style-name="Preformatted_20_Text">// }</text:p>
      <text:p text:style-name="Preformatted_20_Text"/>
      <text:p text:style-name="Preformatted_20_Text">// ccondicionais</text:p>
      <text:p text:style-name="Preformatted_20_Text"/>
      <text:p text:style-name="Preformatted_20_Text">// criar cadastro</text:p>
      <text:p text:style-name="Preformatted_20_Text"/>
      <text:p text:style-name="Preformatted_20_Text">// function cadastro (){</text:p>
      <text:p text:style-name="Preformatted_20_Text">// let nome = prompt("digite seu nome: ") </text:p>
      <text:p text:style-name="Preformatted_20_Text">// // let idade = prompt ("digite seu ano de nascimento: ")</text:p>
      <text:p text:style-name="Preformatted_20_Text">// // let senha = prompt("digite sua senha: ")</text:p>
      <text:p text:style-name="Preformatted_20_Text">// let nacionalidade = prompt ("digite sua nacionalidade: ")</text:p>
      <text:p text:style-name="Preformatted_20_Text"/>
      <text:p text:style-name="Preformatted_20_Text">// }</text:p>
      <text:p text:style-name="Preformatted_20_Text"/>
      <text:p text:style-name="Preformatted_20_Text">function myFunction()</text:p>
      <text:p text:style-name="Preformatted_20_Text">{</text:p>
      <text:p text:style-name="Preformatted_20_Text">var x;</text:p>
      <text:p text:style-name="Preformatted_20_Text"/>
      <text:p text:style-name="Preformatted_20_Text">var idade=prompt("Digite sua idade:");</text:p>
      <text:p text:style-name="Preformatted_20_Text"/>
      <text:p text:style-name="Preformatted_20_Text">if (idade!=null)</text:p>
      <text:p text:style-name="Preformatted_20_Text"><text:s text:c="2"/>{</text:p>
      <text:p text:style-name="Preformatted_20_Text"><text:s text:c="2"/>x="Idade: " + idade + " anos.";</text:p>
      <text:p text:style-name="Preformatted_20_Text"><text:s text:c="2"/>document.getElementById("demo").innerHTML=x;</text:p>
      <text:p text:style-name="Preformatted_20_Text"/>
      <text:p text:style-name="Preformatted_20_Text"/>
      <text:p text:style-name="Preformatted_20_Text"><text:s text:c="2"/>}</text:p>
      <text:p text:style-name="Preformatted_20_Text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19T23:28:29.811718493</dc:date>
    <meta:editing-duration>PT1M5S</meta:editing-duration>
    <meta:editing-cycles>1</meta:editing-cycles>
    <meta:document-statistic meta:table-count="0" meta:image-count="0" meta:object-count="0" meta:page-count="1" meta:paragraph-count="32" meta:word-count="116" meta:character-count="686" meta:non-whitespace-character-count="545"/>
    <meta:generator>LibreOffice/7.3.1.3$Linux_X86_64 LibreOffice_project/30$Build-3</meta:generator>
  </office:meta>
</office:document-meta>
</file>